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3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3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4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5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5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5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5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5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5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6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6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6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6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6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7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7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7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7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7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7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7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7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7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8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8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8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8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8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8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8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8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9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9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9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9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9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9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9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9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10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10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10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10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10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10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10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10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10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10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11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11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11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11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11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1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1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1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0" style:family="paragraph" style:parent-style-name="Text_20_body" style:list-style-name="L11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1" style:family="paragraph" style:parent-style-name="Text_20_body" style:list-style-name="L12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12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12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12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12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12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12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12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13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13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13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13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13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13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13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6" style:family="paragraph" style:parent-style-name="Text_20_body" style:list-style-name="L13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7" style:family="paragraph" style:parent-style-name="Text_20_body" style:list-style-name="L14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8" style:family="paragraph" style:parent-style-name="Text_20_body" style:list-style-name="L14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89" style:family="paragraph" style:parent-style-name="Text_20_body" style:list-style-name="L14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0" style:family="paragraph" style:parent-style-name="Text_20_body" style:list-style-name="L14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1" style:family="paragraph" style:parent-style-name="Text_20_body" style:list-style-name="L14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2" style:family="paragraph" style:parent-style-name="Text_20_body" style:list-style-name="L14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3" style:family="paragraph" style:parent-style-name="Text_20_body" style:list-style-name="L14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4" style:family="paragraph" style:parent-style-name="Text_20_body" style:list-style-name="L15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5" style:family="paragraph" style:parent-style-name="Text_20_body" style:list-style-name="L15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6" style:family="paragraph" style:parent-style-name="Text_20_body" style:list-style-name="L15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7" style:family="paragraph" style:parent-style-name="Text_20_body" style:list-style-name="L15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8" style:family="paragraph" style:parent-style-name="Text_20_body" style:list-style-name="L15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99" style:family="paragraph" style:parent-style-name="Text_20_body" style:list-style-name="L15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0" style:family="paragraph" style:parent-style-name="Text_20_body" style:list-style-name="L16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1" style:family="paragraph" style:parent-style-name="Text_20_body" style:list-style-name="L16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2" style:family="paragraph" style:parent-style-name="Text_20_body" style:list-style-name="L16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3" style:family="paragraph" style:parent-style-name="Text_20_body" style:list-style-name="L16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4" style:family="paragraph" style:parent-style-name="Text_20_body" style:list-style-name="L16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5" style:family="paragraph" style:parent-style-name="Text_20_body" style:list-style-name="L16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6" style:family="paragraph" style:parent-style-name="Text_20_body" style:list-style-name="L16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7" style:family="paragraph" style:parent-style-name="Text_20_body" style:list-style-name="L16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8" style:family="paragraph" style:parent-style-name="Text_20_body" style:list-style-name="L16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09" style:family="paragraph" style:parent-style-name="Text_20_body" style:list-style-name="L17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0" style:family="paragraph" style:parent-style-name="Text_20_body" style:list-style-name="L17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1" style:family="paragraph" style:parent-style-name="Text_20_body" style:list-style-name="L17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2" style:family="paragraph" style:parent-style-name="Text_20_body" style:list-style-name="L17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3" style:family="paragraph" style:parent-style-name="Text_20_body" style:list-style-name="L17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4" style:family="paragraph" style:parent-style-name="Text_20_body" style:list-style-name="L17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5" style:family="paragraph" style:parent-style-name="Text_20_body" style:list-style-name="L17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6" style:family="paragraph" style:parent-style-name="Text_20_body" style:list-style-name="L17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7" style:family="paragraph" style:parent-style-name="Text_20_body" style:list-style-name="L18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8" style:family="paragraph" style:parent-style-name="Text_20_body" style:list-style-name="L18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9" style:family="paragraph" style:parent-style-name="Text_20_body" style:list-style-name="L18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0" style:family="paragraph" style:parent-style-name="Text_20_body" style:list-style-name="L18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1" style:family="paragraph" style:parent-style-name="Text_20_body" style:list-style-name="L18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2" style:family="paragraph" style:parent-style-name="Text_20_body" style:list-style-name="L18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3" style:family="paragraph" style:parent-style-name="Text_20_body" style:list-style-name="L18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4" style:family="paragraph" style:parent-style-name="Text_20_body" style:list-style-name="L18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5" style:family="paragraph" style:parent-style-name="Text_20_body" style:list-style-name="L18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6" style:family="paragraph" style:parent-style-name="Text_20_body" style:list-style-name="L19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7" style:family="paragraph" style:parent-style-name="Text_20_body" style:list-style-name="L19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8" style:family="paragraph" style:parent-style-name="Text_20_body" style:list-style-name="L19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9" style:family="paragraph" style:parent-style-name="Text_20_body" style:list-style-name="L19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0" style:family="paragraph" style:parent-style-name="Text_20_body" style:list-style-name="L19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1" style:family="paragraph" style:parent-style-name="Text_20_body" style:list-style-name="L19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2" style:family="paragraph" style:parent-style-name="Text_20_body" style:list-style-name="L19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3" style:family="paragraph" style:parent-style-name="Text_20_body" style:list-style-name="L19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4" style:family="paragraph" style:parent-style-name="Text_20_body" style:list-style-name="L19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5" style:family="paragraph" style:parent-style-name="Text_20_body" style:list-style-name="L20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6" style:family="paragraph" style:parent-style-name="Text_20_body" style:list-style-name="L20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7" style:family="paragraph" style:parent-style-name="Text_20_body" style:list-style-name="L20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8" style:family="paragraph" style:parent-style-name="Text_20_body" style:list-style-name="L20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9" style:family="paragraph" style:parent-style-name="Text_20_body" style:list-style-name="L20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0" style:family="paragraph" style:parent-style-name="Text_20_body" style:list-style-name="L20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1" style:family="paragraph" style:parent-style-name="Text_20_body" style:list-style-name="L20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2" style:family="paragraph" style:parent-style-name="Text_20_body" style:list-style-name="L20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3" style:family="paragraph" style:parent-style-name="Text_20_body" style:list-style-name="L20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4" style:family="paragraph" style:parent-style-name="Text_20_body" style:list-style-name="L21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5" style:family="paragraph" style:parent-style-name="Text_20_body" style:list-style-name="L21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6" style:family="paragraph" style:parent-style-name="Text_20_body" style:list-style-name="L21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7" style:family="paragraph" style:parent-style-name="Text_20_body" style:list-style-name="L21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8" style:family="paragraph" style:parent-style-name="Text_20_body" style:list-style-name="L21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9" style:family="paragraph" style:parent-style-name="Text_20_body" style:list-style-name="L21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0" style:family="paragraph" style:parent-style-name="Text_20_body" style:list-style-name="L2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1" style:family="paragraph" style:parent-style-name="Text_20_body" style:list-style-name="L2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2" style:family="paragraph" style:parent-style-name="Text_20_body" style:list-style-name="L22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3" style:family="paragraph" style:parent-style-name="Text_20_body" style:list-style-name="L22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4" style:family="paragraph" style:parent-style-name="Text_20_body" style:list-style-name="L22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5" style:family="paragraph" style:parent-style-name="Text_20_body" style:list-style-name="L22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6" style:family="paragraph" style:parent-style-name="Text_20_body" style:list-style-name="L22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7" style:family="paragraph" style:parent-style-name="Text_20_body" style:list-style-name="L22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8" style:family="paragraph" style:parent-style-name="Text_20_body" style:list-style-name="L22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9" style:family="paragraph" style:parent-style-name="Text_20_body" style:list-style-name="L22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0" style:family="paragraph" style:parent-style-name="Text_20_body" style:list-style-name="L22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1" style:family="paragraph" style:parent-style-name="Text_20_body" style:list-style-name="L23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2" style:family="paragraph" style:parent-style-name="Text_20_body" style:list-style-name="L23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3" style:family="paragraph" style:parent-style-name="Text_20_body" style:list-style-name="L23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4" style:family="paragraph" style:parent-style-name="Text_20_body" style:list-style-name="L23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5" style:family="paragraph" style:parent-style-name="Text_20_body" style:list-style-name="L23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6" style:family="paragraph" style:parent-style-name="Text_20_body" style:list-style-name="L23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7" style:family="paragraph" style:parent-style-name="Text_20_body" style:list-style-name="L24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8" style:family="paragraph" style:parent-style-name="Text_20_body" style:list-style-name="L24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9" style:family="paragraph" style:parent-style-name="Text_20_body" style:list-style-name="L24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0" style:family="paragraph" style:parent-style-name="Text_20_body" style:list-style-name="L24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1" style:family="paragraph" style:parent-style-name="Text_20_body" style:list-style-name="L24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2" style:family="paragraph" style:parent-style-name="Text_20_body" style:list-style-name="L24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3" style:family="paragraph" style:parent-style-name="Text_20_body" style:list-style-name="L24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4" style:family="paragraph" style:parent-style-name="Text_20_body" style:list-style-name="L24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5" style:family="paragraph" style:parent-style-name="Text_20_body" style:list-style-name="L25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6" style:family="paragraph" style:parent-style-name="Text_20_body" style:list-style-name="L25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7" style:family="paragraph" style:parent-style-name="Text_20_body" style:list-style-name="L25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8" style:family="paragraph" style:parent-style-name="Text_20_body" style:list-style-name="L25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9" style:family="paragraph" style:parent-style-name="Text_20_body" style:list-style-name="L25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0" style:family="paragraph" style:parent-style-name="Text_20_body" style:list-style-name="L25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1" style:family="paragraph" style:parent-style-name="Text_20_body" style:list-style-name="L25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2" style:family="paragraph" style:parent-style-name="Text_20_body" style:list-style-name="L26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3" style:family="paragraph" style:parent-style-name="Text_20_body" style:list-style-name="L26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4" style:family="paragraph" style:parent-style-name="Text_20_body" style:list-style-name="L26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5" style:family="paragraph" style:parent-style-name="Text_20_body" style:list-style-name="L26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6" style:family="paragraph" style:parent-style-name="Text_20_body" style:list-style-name="L26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7" style:family="paragraph" style:parent-style-name="Text_20_body" style:list-style-name="L26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8" style:family="paragraph" style:parent-style-name="Text_20_body" style:list-style-name="L26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9" style:family="paragraph" style:parent-style-name="Text_20_body" style:list-style-name="L27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0" style:family="paragraph" style:parent-style-name="Text_20_body" style:list-style-name="L27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1" style:family="paragraph" style:parent-style-name="Text_20_body" style:list-style-name="L27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2" style:family="paragraph" style:parent-style-name="Text_20_body" style:list-style-name="L27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3" style:family="paragraph" style:parent-style-name="Text_20_body" style:list-style-name="L27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4" style:family="paragraph" style:parent-style-name="Text_20_body" style:list-style-name="L27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5" style:family="paragraph" style:parent-style-name="Text_20_body" style:list-style-name="L28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6" style:family="paragraph" style:parent-style-name="Text_20_body" style:list-style-name="L28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7" style:family="paragraph" style:parent-style-name="Text_20_body" style:list-style-name="L28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8" style:family="paragraph" style:parent-style-name="Text_20_body" style:list-style-name="L28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99" style:family="paragraph" style:parent-style-name="Text_20_body" style:list-style-name="L28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0" style:family="paragraph" style:parent-style-name="Text_20_body" style:list-style-name="L28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1" style:family="paragraph" style:parent-style-name="Text_20_body" style:list-style-name="L28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2" style:family="paragraph" style:parent-style-name="Text_20_body" style:list-style-name="L28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3" style:family="paragraph" style:parent-style-name="Text_20_body" style:list-style-name="L28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4" style:family="paragraph" style:parent-style-name="Text_20_body" style:list-style-name="L29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5" style:family="paragraph" style:parent-style-name="Text_20_body" style:list-style-name="L29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06" style:family="paragraph" style:parent-style-name="Text_20_body" style:list-style-name="L11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P207" style:family="paragraph" style:parent-style-name="Text_20_body" style:list-style-name="L11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P208" style:family="paragraph" style:parent-style-name="Text_20_body" style:list-style-name="L20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P209" style:family="paragraph" style:parent-style-name="Text_20_body" style:list-style-name="L21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P210" style:family="paragraph" style:parent-style-name="Text_20_body" style:list-style-name="L3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1" style:family="paragraph" style:parent-style-name="Text_20_body" style:list-style-name="L4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2" style:family="paragraph" style:parent-style-name="Text_20_body" style:list-style-name="L4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3" style:family="paragraph" style:parent-style-name="Text_20_body" style:list-style-name="L4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4" style:family="paragraph" style:parent-style-name="Text_20_body" style:list-style-name="L4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5" style:family="paragraph" style:parent-style-name="Text_20_body" style:list-style-name="L5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6" style:family="paragraph" style:parent-style-name="Text_20_body" style:list-style-name="L5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7" style:family="paragraph" style:parent-style-name="Text_20_body" style:list-style-name="L6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8" style:family="paragraph" style:parent-style-name="Text_20_body" style:list-style-name="L6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9" style:family="paragraph" style:parent-style-name="Text_20_body" style:list-style-name="L6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0" style:family="paragraph" style:parent-style-name="Text_20_body" style:list-style-name="L7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1" style:family="paragraph" style:parent-style-name="Text_20_body" style:list-style-name="L7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2" style:family="paragraph" style:parent-style-name="Text_20_body" style:list-style-name="L8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3" style:family="paragraph" style:parent-style-name="Text_20_body" style:list-style-name="L8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4" style:family="paragraph" style:parent-style-name="Text_20_body" style:list-style-name="L9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5" style:family="paragraph" style:parent-style-name="Text_20_body" style:list-style-name="L9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6" style:family="paragraph" style:parent-style-name="Text_20_body" style:list-style-name="L11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7" style:family="paragraph" style:parent-style-name="Text_20_body" style:list-style-name="L12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8" style:family="paragraph" style:parent-style-name="Text_20_body" style:list-style-name="L12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9" style:family="paragraph" style:parent-style-name="Text_20_body" style:list-style-name="L13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0" style:family="paragraph" style:parent-style-name="Text_20_body" style:list-style-name="L13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1" style:family="paragraph" style:parent-style-name="Text_20_body" style:list-style-name="L13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2" style:family="paragraph" style:parent-style-name="Text_20_body" style:list-style-name="L14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3" style:family="paragraph" style:parent-style-name="Text_20_body" style:list-style-name="L14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4" style:family="paragraph" style:parent-style-name="Text_20_body" style:list-style-name="L14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5" style:family="paragraph" style:parent-style-name="Text_20_body" style:list-style-name="L15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6" style:family="paragraph" style:parent-style-name="Text_20_body" style:list-style-name="L15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7" style:family="paragraph" style:parent-style-name="Text_20_body" style:list-style-name="L15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8" style:family="paragraph" style:parent-style-name="Text_20_body" style:list-style-name="L16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9" style:family="paragraph" style:parent-style-name="Text_20_body" style:list-style-name="L16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0" style:family="paragraph" style:parent-style-name="Text_20_body" style:list-style-name="L17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1" style:family="paragraph" style:parent-style-name="Text_20_body" style:list-style-name="L17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2" style:family="paragraph" style:parent-style-name="Text_20_body" style:list-style-name="L18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3" style:family="paragraph" style:parent-style-name="Text_20_body" style:list-style-name="L19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4" style:family="paragraph" style:parent-style-name="Text_20_body" style:list-style-name="L20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5" style:family="paragraph" style:parent-style-name="Text_20_body" style:list-style-name="L2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6" style:family="paragraph" style:parent-style-name="Text_20_body" style:list-style-name="L21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7" style:family="paragraph" style:parent-style-name="Text_20_body" style:list-style-name="L22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8" style:family="paragraph" style:parent-style-name="Text_20_body" style:list-style-name="L22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9" style:family="paragraph" style:parent-style-name="Text_20_body" style:list-style-name="L23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0" style:family="paragraph" style:parent-style-name="Text_20_body" style:list-style-name="L23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1" style:family="paragraph" style:parent-style-name="Text_20_body" style:list-style-name="L23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2" style:family="paragraph" style:parent-style-name="Text_20_body" style:list-style-name="L23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3" style:family="paragraph" style:parent-style-name="Text_20_body" style:list-style-name="L24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4" style:family="paragraph" style:parent-style-name="Text_20_body" style:list-style-name="L24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5" style:family="paragraph" style:parent-style-name="Text_20_body" style:list-style-name="L25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6" style:family="paragraph" style:parent-style-name="Text_20_body" style:list-style-name="L25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7" style:family="paragraph" style:parent-style-name="Text_20_body" style:list-style-name="L25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8" style:family="paragraph" style:parent-style-name="Text_20_body" style:list-style-name="L26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59" style:family="paragraph" style:parent-style-name="Text_20_body" style:list-style-name="L26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0" style:family="paragraph" style:parent-style-name="Text_20_body" style:list-style-name="L26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1" style:family="paragraph" style:parent-style-name="Text_20_body" style:list-style-name="L27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2" style:family="paragraph" style:parent-style-name="Text_20_body" style:list-style-name="L27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3" style:family="paragraph" style:parent-style-name="Text_20_body" style:list-style-name="L27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4" style:family="paragraph" style:parent-style-name="Text_20_body" style:list-style-name="L27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5" style:family="paragraph" style:parent-style-name="Text_20_body" style:list-style-name="L28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6" style:family="paragraph" style:parent-style-name="Text_20_body" style:list-style-name="L28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7" style:family="paragraph" style:parent-style-name="Text_20_body" style:list-style-name="L28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8" style:family="paragraph" style:parent-style-name="Text_20_body" style:list-style-name="L29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9" style:family="paragraph" style:parent-style-name="Text_20_body" style:list-style-name="L67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270" style:family="paragraph" style:parent-style-name="Text_20_body" style:list-style-name="L68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271" style:family="paragraph" style:parent-style-name="Text_20_body" style:list-style-name="L159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27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/>
    </style:style>
    <style:style style:name="P27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74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75" style:family="paragraph" style:parent-style-name="Heading_20_2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style:font-name="Arial1" fo:font-size="9.75pt" fo:font-style="normal" fo:font-weight="normal"/>
    </style:style>
    <style:style style:name="T3" style:family="text">
      <style:text-properties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9.75pt" fo:font-style="normal" style:text-underline-style="solid" style:text-underline-width="auto" style:text-underline-color="font-color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3296a9e3-427d-c295-8c42-385aaa773568"/></text:p>
      <text:p text:style-name="P272">Testfall 1: W3C HTML Validering</text:p>
      <text:p text:style-name="P273">Input</text:p>
      <text:list xml:id="list419211057543983404" text:style-name="L159">
        <text:list-item>
          <text:p text:style-name="P271"><text:span text:style-name="T4">Validera på denna sidan </text:span><text:a xlink:type="simple" xlink:href="http://validator.w3.org/"><text:span text:style-name="T5">http://validator.w3.org/</text:span></text:a><text:span text:style-name="T4"> </text:span></text:p>
        </text:list-item>
      </text:list>
      <text:p text:style-name="P273">Output</text:p>
      <text:list xml:id="list3082040213978327599" text:style-name="L160">
        <text:list-item>
          <text:p text:style-name="P100">Inga Varningar</text:p>
        </text:list-item>
      </text:list>
      <text:p text:style-name="Text_20_body"/>
      <text:p text:style-name="P272">Testfall 1.1 “Navigera till sidan”</text:p>
      <text:p text:style-name="P273">Input</text:p>
      <text:list xml:id="list6139708945126606435" text:style-name="L161">
        <text:list-item>
          <text:p text:style-name="P101">Ta bort eventuella existerande kakor se testfall </text:p>
        </text:list-item>
        <text:list-item>
          <text:p text:style-name="P101">Navigera till sidan</text:p>
        </text:list-item>
      </text:list>
      <text:p text:style-name="P273">Output</text:p>
      <text:list xml:id="list225548058712246761" text:style-name="L162">
        <text:list-item>
          <text:p text:style-name="P102">Feedback saknas (Ex användarnamn saknas)</text:p>
        </text:list-item>
      </text:list>
      <text:list xml:id="list4740668277158717608" text:style-name="L163">
        <text:list-item>
          <text:p text:style-name="P103">Ej Inloggad</text:p>
        </text:list-item>
        <text:list-item>
          <text:p text:style-name="P103">Formulär för inloggning och registrering syns.</text:p>
        </text:list-item>
      </text:list>
      <text:p text:style-name="Text_20_body"/>
      <text:p text:style-name="P272">Testfall 1.2 “Login”</text:p>
      <text:p text:style-name="P273">Input</text:p>
      <text:list xml:id="list7426246313609076961" text:style-name="L164">
        <text:list-item>
          <text:p text:style-name="P104">Testfall Navigering till sidan 1</text:p>
        </text:list-item>
        <text:list-item>
          <text:p text:style-name="P104">Töm Användarnamn och Lösenord</text:p>
        </text:list-item>
        <text:list-item>
          <text:p text:style-name="P104">Klicka Logga in</text:p>
        </text:list-item>
      </text:list>
      <text:p text:style-name="P273">Output</text:p>
      <text:list xml:id="list1117430489629589865" text:style-name="L165">
        <text:list-item>
          <text:p text:style-name="P238">“<text:span text:style-name="T2">Användarnamn saknas”</text:span></text:p>
        </text:list-item>
      </text:list>
      <text:list xml:id="list19328120111272998" text:style-name="L166">
        <text:list-item>
          <text:p text:style-name="P105">Ej Inloggad</text:p>
        </text:list-item>
        <text:list-item>
          <text:p text:style-name="P105">Formulär för inloggning och registrering syns.</text:p>
        </text:list-item>
      </text:list>
      <text:p text:style-name="Text_20_body"/>
      <text:p text:style-name="P272">Testfall 1.3 “Misslyckad inloggning med bara användarnamn”</text:p>
      <text:p text:style-name="P273">Input</text:p>
      <text:list xml:id="list7717285877556861732" text:style-name="L167">
        <text:list-item>
          <text:p text:style-name="P106">Testfall 1.1 Navigering till sidan</text:p>
        </text:list-item>
        <text:list-item>
          <text:p text:style-name="P106">Användarnamn “Admin”</text:p>
        </text:list-item>
        <text:list-item>
          <text:p text:style-name="P106">Klicka Logga in</text:p>
        </text:list-item>
      </text:list>
      <text:p text:style-name="P273">Output</text:p>
      <text:list xml:id="list3083635269302847230" text:style-name="L168">
        <text:list-item>
          <text:p text:style-name="P239">“<text:span text:style-name="T2">Lösenord saknas”</text:span></text:p>
        </text:list-item>
        <text:list-item>
          <text:p text:style-name="P107">Användarnamnet “Admin” är ifyllt</text:p>
        </text:list-item>
      </text:list>
      <text:list xml:id="list8574132452439145378" text:style-name="L169">
        <text:list-item>
          <text:p text:style-name="P108">Ej Inloggad</text:p>
        </text:list-item>
      </text:list>
      <text:p text:style-name="Text_20_body"/>
      <text:p text:style-name="P272">Testfall 1.4: Misslyckad inloggning med bara lösenord</text:p>
      <text:p text:style-name="P273">Input</text:p>
      <text:list xml:id="list4594690825845951741" text:style-name="L170">
        <text:list-item>
          <text:p text:style-name="P109">Testfall 1.1 Navigering till sidan</text:p>
        </text:list-item>
        <text:list-item>
          <text:p text:style-name="P109">Lösenord “Password”</text:p>
        </text:list-item>
        <text:list-item>
          <text:p text:style-name="P109">Klicka Logga in</text:p>
        </text:list-item>
      </text:list>
      <text:p text:style-name="P273">Output</text:p>
      <text:list xml:id="list6436906197501481446" text:style-name="L171">
        <text:list-item>
          <text:p text:style-name="P110">Användarnamn saknas</text:p>
        </text:list-item>
      </text:list>
      <text:list xml:id="list8643200479375846179" text:style-name="L172">
        <text:list-item>
          <text:p text:style-name="P111">Ej Inloggad</text:p>
        </text:list-item>
      </text:list>
      <text:p text:style-name="Text_20_body"/>
      <text:p text:style-name="P272">Testfall 1.5: Misslyckad inloggning med fel uppgifter (rätt användarnamn)</text:p>
      <text:p text:style-name="P273">Input</text:p>
      <text:list xml:id="list2593709183354086323" text:style-name="L173">
        <text:list-item>
          <text:p text:style-name="P112">Testfall 1.1 Navigering till sidan</text:p>
        </text:list-item>
        <text:list-item>
          <text:p text:style-name="P112">Användarnamn “Admin”</text:p>
        </text:list-item>
        <text:list-item>
          <text:p text:style-name="P112">Lösenord “notcorrect”</text:p>
        </text:list-item>
        <text:list-item>
          <text:p text:style-name="P112">Klicka Logga in</text:p>
        </text:list-item>
      </text:list>
      <text:p text:style-name="P273">Output</text:p>
      <text:list xml:id="list4528054795161648777" text:style-name="L174">
        <text:list-item>
          <text:p text:style-name="P240">“<text:span text:style-name="T2">Felaktigt användarnamn och/eller lösenord”</text:span></text:p>
        </text:list-item>
      </text:list>
      <text:list xml:id="list5967023027178131874" text:style-name="L175">
        <text:list-item>
          <text:p text:style-name="P113">Användarnamnet är ifyllt</text:p>
        </text:list-item>
      </text:list>
      <text:list xml:id="list3642111254067290517" text:style-name="L176">
        <text:list-item>
          <text:p text:style-name="P114">Ej Inloggad</text:p>
        </text:list-item>
      </text:list>
      <text:p text:style-name="Text_20_body"/>
      <text:p text:style-name="P272">Testfall 1.6: Misslyckad inloggning med fel uppgifter (fel användare, rätt lösen)</text:p>
      <text:p text:style-name="P273">Input</text:p>
      <text:list xml:id="list1596758624903964442" text:style-name="L177">
        <text:list-item>
          <text:p text:style-name="P115">Testfall 1.1 Navigering till sidan</text:p>
        </text:list-item>
        <text:list-item>
          <text:p text:style-name="P115">Användarnamn “Admina”</text:p>
        </text:list-item>
        <text:list-item>
          <text:p text:style-name="P115">Lösenord “Password”</text:p>
        </text:list-item>
        <text:list-item>
          <text:p text:style-name="P115">Klicka Logga in</text:p>
        </text:list-item>
      </text:list>
      <text:p text:style-name="P273">Output</text:p>
      <text:list xml:id="list193096895803107417" text:style-name="L178">
        <text:list-item>
          <text:p text:style-name="P241">“<text:span text:style-name="T2">Felaktigt användarnamn och/eller lösenord”</text:span></text:p>
        </text:list-item>
      </text:list>
      <text:list xml:id="list1690059887245394745" text:style-name="L179">
        <text:list-item>
          <text:p text:style-name="P116">Användarnamnet (Admina) är ifyllt</text:p>
        </text:list-item>
      </text:list>
      <text:list xml:id="list1815188186662404251" text:style-name="L180">
        <text:list-item>
          <text:p text:style-name="P117">Ej Inloggad</text:p>
        </text:list-item>
      </text:list>
      <text:p text:style-name="Text_20_body"/>
      <text:p text:style-name="P272">Testfall 1.7: Lyckad inloggning med existerande uppgifter</text:p>
      <text:p text:style-name="P273">Input</text:p>
      <text:list xml:id="list6089193571968605330" text:style-name="L181">
        <text:list-item>
          <text:p text:style-name="P118">Testfall 1.1 Navigering till sidan</text:p>
        </text:list-item>
        <text:list-item>
          <text:p text:style-name="P118">Användarnamn “Admin”</text:p>
        </text:list-item>
        <text:list-item>
          <text:p text:style-name="P118">Lösenord “Password”</text:p>
        </text:list-item>
        <text:list-item>
          <text:p text:style-name="P118">Klicka Logga in</text:p>
        </text:list-item>
      </text:list>
      <text:p text:style-name="P273">Output</text:p>
      <text:list xml:id="list1322580318833312073" text:style-name="L182">
        <text:list-item>
          <text:p text:style-name="P242">“<text:span text:style-name="T2">Inloggning lyckades”</text:span></text:p>
        </text:list-item>
      </text:list>
      <text:list xml:id="list4210255204302655247" text:style-name="L183">
        <text:list-item>
          <text:p text:style-name="P119">Bloggsidan visas</text:p>
        </text:list-item>
      </text:list>
      <text:list xml:id="list2257382294233327035" text:style-name="L184">
        <text:list-item>
          <text:p text:style-name="P120">Admin är inloggad</text:p>
        </text:list-item>
      </text:list>
      <text:p text:style-name="Text_20_body"/>
      <text:p text:style-name="P272">Testfall 1.8: Inloggad efter omladdning av sidan.</text:p>
      <text:p text:style-name="P1">Input:</text:p>
      <text:list xml:id="list2813795163403678010" text:style-name="L185">
        <text:list-item>
          <text:p text:style-name="P121">Testfall 1.7. Lyckad inloggning</text:p>
        </text:list-item>
        <text:list-item>
          <text:p text:style-name="P121">Ladda om sidan utan att skicka med inloggnings uppgifter.</text:p>
        </text:list-item>
      </text:list>
      <text:h text:style-name="P274" text:outline-level="3">Output:</text:h>
      <text:list xml:id="list1388732597722817456" text:style-name="L186">
        <text:list-item>
          <text:p text:style-name="P122">Ingen feedback</text:p>
        </text:list-item>
      </text:list>
      <text:list xml:id="list7997997593471718153" text:style-name="L187">
        <text:list-item>
          <text:p text:style-name="P123">Logga ut länk/knapp</text:p>
        </text:list-item>
      </text:list>
      <text:list xml:id="list5443802966884781923" text:style-name="L188">
        <text:list-item>
          <text:p text:style-name="P124">Admin är inloggad</text:p>
        </text:list-item>
      </text:list>
      <text:p text:style-name="Text_20_body"/>
      <text:h text:style-name="P275" text:outline-level="2">Testfall 2.1: Utloggning</text:h>
      <text:p text:style-name="P1">Input:</text:p>
      <text:list xml:id="list8863418701006937965" text:style-name="L189">
        <text:list-item>
          <text:p text:style-name="P125">Testfall 1.7.  Lyckad inloggning</text:p>
        </text:list-item>
        <text:list-item>
          <text:p text:style-name="P125">Klicka Logga ut</text:p>
        </text:list-item>
      </text:list>
      <text:h text:style-name="P274" text:outline-level="3">Output:</text:h>
      <text:list xml:id="list9065284273947734551" text:style-name="L190">
        <text:list-item>
          <text:p text:style-name="P243">“<text:span text:style-name="T2">Du har nu loggat ut”</text:span></text:p>
        </text:list-item>
      </text:list>
      <text:list xml:id="list8315025682542927453" text:style-name="L191">
        <text:list-item>
          <text:p text:style-name="P126">Inloggningsfält syns</text:p>
        </text:list-item>
      </text:list>
      <text:list xml:id="list5132978072457089531" text:style-name="L192">
        <text:list-item>
          <text:p text:style-name="P127">Ej inloggad</text:p>
        </text:list-item>
      </text:list>
      <text:p text:style-name="Text_20_body"><text:soft-page-break/></text:p>
      <text:h text:style-name="P275" text:outline-level="2">Testfall 2.2: Utloggning genom att stänga webbläsaren</text:h>
      <text:p text:style-name="P1">Input:</text:p>
      <text:list xml:id="list6073177497790351831" text:style-name="L193">
        <text:list-item>
          <text:p text:style-name="P128">Testfall 1.7. Lyckad inloggning</text:p>
        </text:list-item>
        <text:list-item>
          <text:p text:style-name="P128">Stäng webbläsaren (alla flikar och fönster)</text:p>
        </text:list-item>
        <text:list-item>
          <text:p text:style-name="P128">Starta webbläsaren</text:p>
        </text:list-item>
        <text:list-item>
          <text:p text:style-name="P128">Testfall 1.1 Navigering till sidan</text:p>
        </text:list-item>
      </text:list>
      <text:h text:style-name="P274" text:outline-level="3">Output:</text:h>
      <text:list xml:id="list3718049787717196722" text:style-name="L194">
        <text:list-item>
          <text:p text:style-name="P129">Se testfall 1.1</text:p>
        </text:list-item>
      </text:list>
      <text:p text:style-name="Text_20_body"/>
      <text:h text:style-name="P275" text:outline-level="2">Testfall 2.3: Utloggad efter omladdning av sidan</text:h>
      <text:p text:style-name="P1">Input:</text:p>
      <text:list xml:id="list618961495848748683" text:style-name="L195">
        <text:list-item>
          <text:p text:style-name="P130">Testfall 2.1. Utloggning</text:p>
        </text:list-item>
        <text:list-item>
          <text:p text:style-name="P130">Ladda om sidan</text:p>
        </text:list-item>
      </text:list>
      <text:h text:style-name="P274" text:outline-level="3">Output:</text:h>
      <text:list xml:id="list2594822815929229637" text:style-name="L196">
        <text:list-item>
          <text:p text:style-name="P131">Ingen feedback</text:p>
        </text:list-item>
      </text:list>
      <text:list xml:id="list6351236327671791358" text:style-name="L197">
        <text:list-item>
          <text:p text:style-name="P132">Inloggningsfält syns</text:p>
        </text:list-item>
      </text:list>
      <text:list xml:id="list6167720546153450966" text:style-name="L198">
        <text:list-item>
          <text:p text:style-name="P133">Ej inloggad</text:p>
        </text:list-item>
      </text:list>
      <text:p text:style-name="Text_20_body"/>
      <text:h text:style-name="P275" text:outline-level="2">Testfall 2.4: Utloggad i alla flikar</text:h>
      <text:p text:style-name="P1">Input:</text:p>
      <text:list xml:id="list2188419470576639017" text:style-name="L199">
        <text:list-item>
          <text:p text:style-name="P134">Öppna två flikar i webbläsaren</text:p>
        </text:list-item>
        <text:list-item>
          <text:p text:style-name="P134">Flik 1. Testfall 1.7. Lyckad inloggning</text:p>
        </text:list-item>
        <text:list-item>
          <text:p text:style-name="P134">Öppna applikationen i ännu en webbläsar-flik, du skall vara inloggad där</text:p>
        </text:list-item>
        <text:list-item>
          <text:p text:style-name="P134">Flik 1. Klicka Logga ut</text:p>
        </text:list-item>
        <text:list-item>
          <text:p text:style-name="P134">Flik 2. Ladda om sidan</text:p>
        </text:list-item>
      </text:list>
      <text:h text:style-name="P274" text:outline-level="3">Output:</text:h>
      <text:list xml:id="list2589945471118783040" text:style-name="L200">
        <text:list-item>
          <text:p text:style-name="P135">Flik 1. “Du har nu loggat ut”</text:p>
        </text:list-item>
        <text:list-item>
          <text:p text:style-name="P135">Flik 2. Ingen feedback</text:p>
        </text:list-item>
      </text:list>
      <text:list xml:id="list5174347558029848947" text:style-name="L201">
        <text:list-item>
          <text:p text:style-name="P136">Inloggningsfält syns i båda flikarna</text:p>
        </text:list-item>
      </text:list>
      <text:list xml:id="list7991081599351715688" text:style-name="L202">
        <text:list-item>
          <text:p text:style-name="P137">Ej inloggad i båda flikarna</text:p>
        </text:list-item>
      </text:list>
      <text:p text:style-name="Text_20_body"/>
      <text:h text:style-name="P275" text:outline-level="2">Testfall 3.1: Inloggning med “Håll mig inloggad”</text:h>
      <text:p text:style-name="P1">Input:</text:p>
      <text:list xml:id="list298551030131264079" text:style-name="L203">
        <text:list-item>
          <text:p text:style-name="P138">Testfall 1.1 Navigering till sidan</text:p>
        </text:list-item>
        <text:list-item>
          <text:p text:style-name="P138">Användarnamn “Admin”</text:p>
        </text:list-item>
        <text:list-item>
          <text:p text:style-name="P138">Lösenord “Password”</text:p>
        </text:list-item>
        <text:list-item>
          <text:p text:style-name="P138">Klicka i “Håll mig inloggad”</text:p>
        </text:list-item>
        <text:list-item>
          <text:p text:style-name="P138">Klicka Logga in</text:p>
        </text:list-item>
      </text:list>
      <text:h text:style-name="P274" text:outline-level="3">Output:</text:h>
      <text:list xml:id="list84696461439318545" text:style-name="L204">
        <text:list-item>
          <text:p text:style-name="P244">“<text:span text:style-name="T2">Inloggning lyckades och vi kommer ihåg dig nästa gång”</text:span></text:p>
        </text:list-item>
      </text:list>
      <text:list xml:id="list7201747089208439600" text:style-name="L205">
        <text:list-item>
          <text:p text:style-name="P139">Logga ut länk/knapp</text:p>
        </text:list-item>
      </text:list>
      <text:list xml:id="list7297831782491009710" text:style-name="L206">
        <text:list-item>
          <text:p text:style-name="P140">Admin är inloggad</text:p>
        </text:list-item>
        <text:list-item>
          <text:p text:style-name="P208"><text:span text:style-name="T3">Klienten har satt kakor för användaruppgifterna (verifiera via ex firebug)<text:line-break/>Notera att lösenordet inte är i klartext.</text:span></text:p>
        </text:list-item>
      </text:list>
      <text:p text:style-name="Text_20_body"/>
      <text:h text:style-name="P275" text:outline-level="2">Testfall 3.2: Vid omladdning försvinner feedback</text:h>
      <text:p text:style-name="P1">Input:</text:p>
      <text:list xml:id="list4042759523014411602" text:style-name="L207">
        <text:list-item>
          <text:p text:style-name="P141">Testfall 3.1 Inloggning med håll mig inloggad</text:p>
        </text:list-item>
        <text:list-item>
          <text:p text:style-name="P141">Ladda om sidan med ex F5</text:p>
        </text:list-item>
      </text:list>
      <text:h text:style-name="P274" text:outline-level="3">Output:</text:h>
      <text:list xml:id="list5309122811058453913" text:style-name="L208">
        <text:list-item>
          <text:p text:style-name="P142">Ingen feedback</text:p>
        </text:list-item>
      </text:list>
      <text:list xml:id="list7235660148173002631" text:style-name="L209">
        <text:list-item>
          <text:p text:style-name="P143">Logga ut länk/knapp</text:p>
        </text:list-item>
      </text:list>
      <text:list xml:id="list7670437261896902718" text:style-name="L210">
        <text:list-item>
          <text:p text:style-name="P144">Admin är inloggad</text:p>
        </text:list-item>
        <text:list-item>
          <text:p text:style-name="P144">Klienten har satt kakor för användaruppgifterna (verifiera via ex firebug)</text:p>
        </text:list-item>
      </text:list>
      <text:h text:style-name="P275" text:outline-level="2">Testfall 3.3: Inloggning med hjälp utav kakor</text:h>
      <text:p text:style-name="P1">Input:</text:p>
      <text:list xml:id="list191660157292979907" text:style-name="L211">
        <text:list-item>
          <text:p text:style-name="P145">Testfall 3.1 Inloggning med håll mig inloggad</text:p>
        </text:list-item>
        <text:list-item>
          <text:p text:style-name="P209"><text:span text:style-name="T3">Avsluta sessionen i webbläsaren.<text:line-break/>Ex. Stäng alla webbläsarfönster eller använd ex firebug för att ta bort kakan PHPSESSID, behåll andra kakor.</text:span></text:p>
        </text:list-item>
        <text:list-item>
          <text:p text:style-name="P145">Ladda om sidan innan kakornas giltighet slutar</text:p>
        </text:list-item>
      </text:list>
      <text:h text:style-name="P274" text:outline-level="3">Output:</text:h>
      <text:list xml:id="list281562264849069930" text:style-name="L212">
        <text:list-item>
          <text:p text:style-name="P146">Inloggning lyckades via cookies</text:p>
        </text:list-item>
      </text:list>
      <text:list xml:id="list9203566222077604299" text:style-name="L213">
        <text:list-item>
          <text:p text:style-name="P147">Logga ut länk/knapp</text:p>
        </text:list-item>
      </text:list>
      <text:list xml:id="list8827520157835936146" text:style-name="L214">
        <text:list-item>
          <text:p text:style-name="P148">Admin är inloggad</text:p>
        </text:list-item>
        <text:list-item>
          <text:p text:style-name="P148">Klienten har satt kakor för användaruppgifterna (verifiera via ex firebug)</text:p>
        </text:list-item>
      </text:list>
      <text:p text:style-name="Text_20_body"/>
      <text:h text:style-name="P275" text:outline-level="2">Testfall 3.4: Misslyckad inloggning med manipulerad kaka</text:h>
      <text:p text:style-name="P273">Input:</text:p>
      <text:list xml:id="list2263558890443252337" text:style-name="L215">
        <text:list-item>
          <text:p text:style-name="P149">Testfall 3.1 Inloggning med håll mig inloggad</text:p>
        </text:list-item>
        <text:list-item>
          <text:p text:style-name="P149">Ta bort kakan PHPSESSID</text:p>
        </text:list-item>
        <text:list-item>
          <text:p text:style-name="P149">Ändra innehållet i lösenordet, behåll kaka för användarnamn (Firebug)</text:p>
        </text:list-item>
        <text:list-item>
          <text:p text:style-name="P149">Ladda om sidan genom att markera URL’en och trycka enter innan kakornas giltighet slutar</text:p>
        </text:list-item>
      </text:list>
      <text:h text:style-name="P274" text:outline-level="3">Output:</text:h>
      <text:list xml:id="list3464247469189545350" text:style-name="L216">
        <text:list-item>
          <text:p text:style-name="P245">“<text:span text:style-name="T2">Felaktig information i cookie”</text:span></text:p>
        </text:list-item>
      </text:list>
      <text:list xml:id="list8281171994844240466" text:style-name="L217">
        <text:list-item>
          <text:p text:style-name="P150">Ej inloggad</text:p>
        </text:list-item>
        <text:list-item>
          <text:p text:style-name="P150">Kakor för inloggning saknas</text:p>
        </text:list-item>
      </text:list>
      <text:p text:style-name="Text_20_body"/>
      <text:h text:style-name="P275" text:outline-level="2">Testfall 3.5: Misslyckad inloggning med manipulerad för gammal kaka</text:h>
      <text:p text:style-name="P1">Input:</text:p>
      <text:list xml:id="list573578941955309747" text:style-name="L218">
        <text:list-item>
          <text:p text:style-name="P151"><text:soft-page-break/>Testfall 3.1 Inloggning med håll mig inloggad</text:p>
        </text:list-item>
        <text:list-item>
          <text:p text:style-name="P151">Ta bort kakan PHPSESSID</text:p>
        </text:list-item>
        <text:list-item>
          <text:p text:style-name="P151">Ändra Förfallodatumet för kakorna till ett senare datum</text:p>
        </text:list-item>
        <text:list-item>
          <text:p text:style-name="P151">Ladda om sidan EFTER att kakans orginalförfallotid slutat.</text:p>
        </text:list-item>
      </text:list>
      <text:h text:style-name="P274" text:outline-level="3">Output:</text:h>
      <text:list xml:id="list2874470989855406155" text:style-name="L219">
        <text:list-item>
          <text:p text:style-name="P246">“<text:span text:style-name="T2">Felaktig information i cookie”</text:span></text:p>
        </text:list-item>
      </text:list>
      <text:list xml:id="list3893682313600614298" text:style-name="L220">
        <text:list-item>
          <text:p text:style-name="P152">Ej inloggad</text:p>
        </text:list-item>
        <text:list-item>
          <text:p text:style-name="P152">Kakor för inloggning saknas </text:p>
        </text:list-item>
      </text:list>
      <text:p text:style-name="Text_20_body"/>
      <text:h text:style-name="P275" text:outline-level="2">Testfall 3.6 Motverka sessionsstölder</text:h>
      <text:p text:style-name="P1">Input:</text:p>
      <text:list xml:id="list6441593795510335725" text:style-name="L221">
        <text:list-item>
          <text:p text:style-name="P153">Starta två olika webbläsare, W1, W2, Exempelvis Firefox och Chrome.</text:p>
        </text:list-item>
        <text:list-item>
          <text:p text:style-name="P153">W1. Testfall 1.7. Lyckad inloggning</text:p>
        </text:list-item>
        <text:list-item>
          <text:p text:style-name="P153">W2. Testfall 1.1 Navigera till sidan.</text:p>
        </text:list-item>
        <text:list-item>
          <text:p text:style-name="P153">W1. Kopiera PHPSESSID kakans värden</text:p>
        </text:list-item>
        <text:list-item>
          <text:p text:style-name="P153">W2. I firebug återskapa PHPSESSID genom att skapa en identisk kaka som i W1.</text:p>
        </text:list-item>
        <text:list-item>
          <text:p text:style-name="P153">W2. Ladda om sidan ex med F5</text:p>
        </text:list-item>
      </text:list>
      <text:h text:style-name="P274" text:outline-level="3">Output:</text:h>
      <text:list xml:id="list7709666865999718895" text:style-name="L222">
        <text:list-item>
          <text:p text:style-name="P154">W2. Ingen feedback</text:p>
        </text:list-item>
      </text:list>
      <text:list xml:id="list1642590231190377761" text:style-name="L223">
        <text:list-item>
          <text:p text:style-name="P155">W2. Ej inloggad</text:p>
        </text:list-item>
        <text:list-item>
          <text:p text:style-name="P155">W1. Inloggad</text:p>
        </text:list-item>
      </text:list>
      <text:p text:style-name="Text_20_body"/>
      <text:p text:style-name="P272">Testfall 4.3: Registrera utan uppgifter misslyckas</text:p>
      <text:p text:style-name="P1">Input:</text:p>
      <text:list xml:id="list990034998162194621" text:style-name="L224">
        <text:list-item>
          <text:p text:style-name="P156">Testfall 4.1. Visa registreringsformulär</text:p>
        </text:list-item>
        <text:list-item>
          <text:p text:style-name="P156">Klicka “Registrera”</text:p>
        </text:list-item>
      </text:list>
      <text:h text:style-name="P274" text:outline-level="3">Output:</text:h>
      <text:list xml:id="list1583979011772503142" text:style-name="L225">
        <text:list-item>
          <text:p text:style-name="P247">“<text:span text:style-name="T2">Användarnamnet har för få tecken. Minst 3 tecken”</text:span></text:p>
        </text:list-item>
        <text:list-item>
          <text:p text:style-name="P247">“<text:span text:style-name="T2">Lösenorden har för få tecken. Minst 6 tecken”</text:span></text:p>
        </text:list-item>
        <text:list-item>
          <text:p text:style-name="P157">Ej Inloggad, Registrerar användare</text:p>
        </text:list-item>
      </text:list>
      <text:p text:style-name="Text_20_body"/>
      <text:p text:style-name="P272">Testfall 4.4: Registrera med bara användarnamn misslyckas</text:p>
      <text:p text:style-name="P1">Input:</text:p>
      <text:list xml:id="list358627363096632127" text:style-name="L226">
        <text:list-item>
          <text:p text:style-name="P158">Testfall 4.1. Visa registreringsformulär</text:p>
        </text:list-item>
        <text:list-item>
          <text:p text:style-name="P158">Fyll i Namn: “admina”</text:p>
        </text:list-item>
        <text:list-item>
          <text:p text:style-name="P158">Klicka “Registrera”</text:p>
        </text:list-item>
      </text:list>
      <text:h text:style-name="P274" text:outline-level="3">Output:</text:h>
      <text:list xml:id="list1340103963424279956" text:style-name="L227">
        <text:list-item>
          <text:p text:style-name="P248">“<text:span text:style-name="T2">Lösenorden har för få tecken. Minst 6 tecken”</text:span></text:p>
        </text:list-item>
      </text:list>
      <text:list xml:id="list3175785649502416065" text:style-name="L228">
        <text:list-item>
          <text:p text:style-name="P159">Ej Inloggad, Registrerar användare</text:p>
        </text:list-item>
        <text:list-item>
          <text:p text:style-name="P159">Namn är ifyllt “admina”</text:p>
        </text:list-item>
      </text:list>
      <text:p text:style-name="Text_20_body"/>
      <text:p text:style-name="P272">Testfall 4.5: Registrera med kort användarnamn misslyckas</text:p>
      <text:p text:style-name="P1">Input:</text:p>
      <text:list xml:id="list8006091319791066357" text:style-name="L229">
        <text:list-item>
          <text:p text:style-name="P160">Testfall 4.1. Visa registreringsformulär</text:p>
        </text:list-item>
        <text:list-item>
          <text:p text:style-name="P160">Fyll i Namn: “ad”</text:p>
        </text:list-item>
        <text:list-item>
          <text:p text:style-name="P160">Fyll i Lösenord: “Password”</text:p>
        </text:list-item>
        <text:list-item>
          <text:p text:style-name="P160">Fyll i Repetera Lösenord: “Password”</text:p>
        </text:list-item>
        <text:list-item>
          <text:p text:style-name="P160">Klicka “Registrera”</text:p>
        </text:list-item>
      </text:list>
      <text:h text:style-name="P274" text:outline-level="3">Output:</text:h>
      <text:list xml:id="list48659671675392441" text:style-name="L230">
        <text:list-item>
          <text:p text:style-name="P249">“<text:span text:style-name="T2">Användarnamnet har för få tecken. Minst 3 tecken”</text:span></text:p>
        </text:list-item>
      </text:list>
      <text:list xml:id="list1430399111245640750" text:style-name="L231">
        <text:list-item>
          <text:p text:style-name="P161">Ej Inloggad, Registrerar användare</text:p>
        </text:list-item>
        <text:list-item>
          <text:p text:style-name="P161">Namn är ifyllt “ad”</text:p>
        </text:list-item>
      </text:list>
      <text:p text:style-name="Text_20_body"/>
      <text:p text:style-name="P272">Testfall 4.6: Registrera med kort lösenord misslyckas</text:p>
      <text:p text:style-name="P1">Input:</text:p>
      <text:list xml:id="list3785906407390138919" text:style-name="L232">
        <text:list-item>
          <text:p text:style-name="P162">Testfall 4.1. Visa registreringsformulär</text:p>
        </text:list-item>
        <text:list-item>
          <text:p text:style-name="P162">Fyll i Namn: “admina”</text:p>
        </text:list-item>
        <text:list-item>
          <text:p text:style-name="P162">Fyll i Lösenord: “Pass”</text:p>
        </text:list-item>
        <text:list-item>
          <text:p text:style-name="P162">Fyll i Repetera Lösenord: “Pass”</text:p>
        </text:list-item>
        <text:list-item>
          <text:p text:style-name="P162">Klicka “Registrera”</text:p>
        </text:list-item>
      </text:list>
      <text:h text:style-name="P274" text:outline-level="3">Output:</text:h>
      <text:list xml:id="list6597994635146008810" text:style-name="L233">
        <text:list-item>
          <text:p text:style-name="P250">“<text:span text:style-name="T2">Lösenorden har för få tecken. Minst 6 tecken”</text:span></text:p>
        </text:list-item>
      </text:list>
      <text:list xml:id="list9099770182762634671" text:style-name="L234">
        <text:list-item>
          <text:p text:style-name="P163">Ej Inloggad, Registrerar användare</text:p>
        </text:list-item>
        <text:list-item>
          <text:p text:style-name="P163">Namn är ifyllt “admina”</text:p>
        </text:list-item>
      </text:list>
      <text:p text:style-name="Text_20_body"/>
      <text:p text:style-name="P272">Testfall 4.7: Registrera med olika lösenord misslyckas</text:p>
      <text:p text:style-name="P1">Input:</text:p>
      <text:list xml:id="list8309769102950084779" text:style-name="L235">
        <text:list-item>
          <text:p text:style-name="P164">Testfall 4.1. Visa registreringsformulär</text:p>
        </text:list-item>
        <text:list-item>
          <text:p text:style-name="P164">Fyll i Namn: “admina”</text:p>
        </text:list-item>
        <text:list-item>
          <text:p text:style-name="P164">Fyll i Lösenord: “Password”</text:p>
        </text:list-item>
        <text:list-item>
          <text:p text:style-name="P164">Fyll i Repetera Lösenord: “password” &lt;-notera liten bokstav</text:p>
        </text:list-item>
        <text:list-item>
          <text:p text:style-name="P164">Klicka “Registrera”</text:p>
        </text:list-item>
      </text:list>
      <text:h text:style-name="P274" text:outline-level="3">Output:</text:h>
      <text:list xml:id="list8235202977252881255" text:style-name="L236">
        <text:list-item>
          <text:p text:style-name="P251">“<text:span text:style-name="T2">Lösenorden matchar inte.”</text:span></text:p>
        </text:list-item>
      </text:list>
      <text:list xml:id="list8323804536436321540" text:style-name="L237">
        <text:list-item>
          <text:p text:style-name="P165">Ej Inloggad, Registrerar användare</text:p>
        </text:list-item>
        <text:list-item>
          <text:p text:style-name="P165">Namn är ifyllt “admina”</text:p>
        </text:list-item>
      </text:list>
      <text:p text:style-name="Text_20_body"/>
      <text:p text:style-name="P272">Testfall 4.8: Registrera med existerande användare misslyckas</text:p>
      <text:p text:style-name="P1">Input:</text:p>
      <text:list xml:id="list4196642467958585811" text:style-name="L238">
        <text:list-item>
          <text:p text:style-name="P166">Testfall 4.1. Visa registreringsformulär</text:p>
        </text:list-item>
        <text:list-item>
          <text:p text:style-name="P166">Fyll i Namn: “Admin”</text:p>
        </text:list-item>
        <text:list-item>
          <text:p text:style-name="P166">Fyll i Lösenord: “Somehax”</text:p>
        </text:list-item>
        <text:list-item>
          <text:p text:style-name="P166">Fyll i Repetera Lösenord: “Somehax”</text:p>
        </text:list-item>
        <text:list-item>
          <text:p text:style-name="P166">Klicka “Registrera”</text:p>
        </text:list-item>
      </text:list>
      <text:h text:style-name="P274" text:outline-level="3"><text:soft-page-break/>Output:</text:h>
      <text:list xml:id="list3768695281794781800" text:style-name="L239">
        <text:list-item>
          <text:p text:style-name="P252">“<text:span text:style-name="T2">Användarnamnet är redan upptaget”</text:span></text:p>
        </text:list-item>
      </text:list>
      <text:list xml:id="list4343437341810499669" text:style-name="L240">
        <text:list-item>
          <text:p text:style-name="P167">Ej Inloggad, Registrerar användare</text:p>
        </text:list-item>
        <text:list-item>
          <text:p text:style-name="P167">Namn är ifyllt “Admin”</text:p>
        </text:list-item>
      </text:list>
      <text:p text:style-name="Text_20_body"/>
      <text:p text:style-name="P272">Testfall 4.9: Registrera med ogiltiga tecken misslyckas</text:p>
      <text:p text:style-name="P1">Input:</text:p>
      <text:list xml:id="list1821798729354287340" text:style-name="L241">
        <text:list-item>
          <text:p text:style-name="P168">Testfall 4.1. Visa registreringsformulär</text:p>
        </text:list-item>
        <text:list-item>
          <text:p text:style-name="P168">Fyll i Namn: “&lt;a&gt;hasTags”</text:p>
        </text:list-item>
        <text:list-item>
          <text:p text:style-name="P168">Fyll i Lösenord: “Somehax”</text:p>
        </text:list-item>
        <text:list-item>
          <text:p text:style-name="P168">Fyll i Repetera Lösenord: “Somehax” </text:p>
        </text:list-item>
        <text:list-item>
          <text:p text:style-name="P168">Klicka “Registrera”</text:p>
        </text:list-item>
      </text:list>
      <text:h text:style-name="P274" text:outline-level="3">Output:</text:h>
      <text:list xml:id="list3237039042930694387" text:style-name="L242">
        <text:list-item>
          <text:p text:style-name="P169">Användarnamnet innehåller ogiltiga tecken</text:p>
        </text:list-item>
      </text:list>
      <text:list xml:id="list2467661187320876173" text:style-name="L243">
        <text:list-item>
          <text:p text:style-name="P170">Ej Inloggad, Registrerar användare</text:p>
        </text:list-item>
        <text:list-item>
          <text:p text:style-name="P170">Namn är ifyllt “hasTags” och filtrerat, ogiltiga tecken är borttagna</text:p>
        </text:list-item>
      </text:list>
      <text:p text:style-name="Text_20_body"/>
      <text:p text:style-name="P272">Testfall 4.10: Lyckad registrering</text:p>
      <text:p text:style-name="P1">Input:</text:p>
      <text:list xml:id="list1779721487070035033" text:style-name="L244">
        <text:list-item>
          <text:p text:style-name="P171">Testfall 4.1. Visa registreringsformulär</text:p>
        </text:list-item>
        <text:list-item>
          <text:p text:style-name="P171">Fyll i Namn: “admina”</text:p>
        </text:list-item>
        <text:list-item>
          <text:p text:style-name="P171">Fyll i Lösenord: “Losenord”</text:p>
        </text:list-item>
        <text:list-item>
          <text:p text:style-name="P171">Fyll i Repetera Lösenord: “Losenord” </text:p>
        </text:list-item>
        <text:list-item>
          <text:p text:style-name="P171">Klicka “Registrera”</text:p>
        </text:list-item>
      </text:list>
      <text:h text:style-name="P274" text:outline-level="3">Output:</text:h>
      <text:list xml:id="list9102186592981773256" text:style-name="L245">
        <text:list-item>
          <text:p text:style-name="P253">“<text:span text:style-name="T2">Registrering av ny användare lyckades”</text:span></text:p>
        </text:list-item>
      </text:list>
      <text:list xml:id="list366756944523799875" text:style-name="L246">
        <text:list-item>
          <text:p text:style-name="P172">Ej Inloggad</text:p>
        </text:list-item>
        <text:list-item>
          <text:p text:style-name="P172">Användarnamn ifyllt “admina”</text:p>
        </text:list-item>
        <text:list-item>
          <text:p text:style-name="P172">Visar inloggningsformulär</text:p>
        </text:list-item>
      </text:list>
      <text:p text:style-name="Text_20_body"/>
      <text:h text:style-name="P275" text:outline-level="2">Testfall 4.11: Lyckad inloggning med nyskapad användare</text:h>
      <text:p text:style-name="P1">Input:</text:p>
      <text:list xml:id="list1641179300037358066" text:style-name="L247">
        <text:list-item>
          <text:p text:style-name="P173">Testfall 1.1.</text:p>
        </text:list-item>
        <text:list-item>
          <text:p text:style-name="P173">Användarnamn “admina”</text:p>
        </text:list-item>
        <text:list-item>
          <text:p text:style-name="P173">Lösenord “Losenord”</text:p>
        </text:list-item>
        <text:list-item>
          <text:p text:style-name="P173">Klicka Logga in</text:p>
        </text:list-item>
      </text:list>
      <text:h text:style-name="P274" text:outline-level="3">Output:</text:h>
      <text:list xml:id="list6375579656171289165" text:style-name="L248">
        <text:list-item>
          <text:p text:style-name="P254">“<text:span text:style-name="T2">Inloggning lyckades”</text:span></text:p>
        </text:list-item>
      </text:list>
      <text:list xml:id="list3364689815761846015" text:style-name="L249">
        <text:list-item>
          <text:p text:style-name="P174">Logga ut länk/knapp</text:p>
        </text:list-item>
      </text:list>
      <text:list xml:id="list28099258096242012" text:style-name="L250">
        <text:list-item>
          <text:p text:style-name="P255">“<text:span text:style-name="T2">admina är inloggad”</text:span></text:p>
        </text:list-item>
      </text:list>
      <text:p text:style-name="Text_20_body"/>
      <text:p text:style-name="P273">Alla tesftall från 5 och uppåt kräver att man är inloggad i någon form</text:p>
      <text:p text:style-name="P273">Vissa testfall kräver att man är inloggad som Admin eller User, då står det.</text:p>
      <text:p text:style-name="P272">Testfall 5.1: Ladda upp fil med fel format</text:p>
      <text:p text:style-name="P273">Input: </text:p>
      <text:list xml:id="list2968624381635718033" text:style-name="L251">
        <text:list-item>
          <text:p text:style-name="P175">Tryck på Välj fil</text:p>
        </text:list-item>
        <text:list-item>
          <text:p text:style-name="P175">Välj en fil som inte är en .JPG .PNG .JPEG</text:p>
        </text:list-item>
        <text:list-item>
          <text:p text:style-name="P175">Skriv en rubrik</text:p>
        </text:list-item>
        <text:list-item>
          <text:p text:style-name="P175">Tryck på Upload</text:p>
        </text:list-item>
      </text:list>
      <text:p text:style-name="P273">Output</text:p>
      <text:list xml:id="list3419492757145812853" text:style-name="L252">
        <text:list-item>
          <text:p text:style-name="P176">Ingen uppladdning</text:p>
        </text:list-item>
      </text:list>
      <text:list xml:id="list8244911075452347390" text:style-name="L253">
        <text:list-item>
          <text:p text:style-name="P256">“<text:span text:style-name="T2">Fel filformat”</text:span></text:p>
        </text:list-item>
      </text:list>
      <text:p text:style-name="Text_20_body"/>
      <text:p text:style-name="P272">Testfall 5.2: Ladda upp fil utan rubrik</text:p>
      <text:p text:style-name="P273">Input: </text:p>
      <text:list xml:id="list2820733896415462999" text:style-name="L254">
        <text:list-item>
          <text:p text:style-name="P177">Tryck på Välj fil</text:p>
        </text:list-item>
        <text:list-item>
          <text:p text:style-name="P177">Välj en fil som är en .JPG .PNG .JPEG</text:p>
        </text:list-item>
        <text:list-item>
          <text:p text:style-name="P177">Skriv inte en rubrik</text:p>
        </text:list-item>
        <text:list-item>
          <text:p text:style-name="P177">Tryck på Upload</text:p>
        </text:list-item>
      </text:list>
      <text:p text:style-name="P273">Output</text:p>
      <text:list xml:id="list3548892781517396941" text:style-name="L255">
        <text:list-item>
          <text:p text:style-name="P178">Ingen uppladdning</text:p>
        </text:list-item>
      </text:list>
      <text:list xml:id="list3931057091006707278" text:style-name="L256">
        <text:list-item>
          <text:p text:style-name="P257">“<text:span text:style-name="T2">Det gick inte att ladda upp bilden”</text:span></text:p>
        </text:list-item>
      </text:list>
      <text:p text:style-name="Text_20_body"/>
      <text:p text:style-name="P272">Testfall 5.3: Ladda upp fil lyckas</text:p>
      <text:p text:style-name="P273">Input: </text:p>
      <text:list xml:id="list3166423001985813173" text:style-name="L257">
        <text:list-item>
          <text:p text:style-name="P179">Tryck på Välj fil</text:p>
        </text:list-item>
        <text:list-item>
          <text:p text:style-name="P179">Välj en fil som är en .JPG .PNG .JPEG</text:p>
        </text:list-item>
        <text:list-item>
          <text:p text:style-name="P179">Tryck på Upload</text:p>
        </text:list-item>
      </text:list>
      <text:p text:style-name="P273">Output</text:p>
      <text:list xml:id="list81341806199089569" text:style-name="L258">
        <text:list-item>
          <text:p text:style-name="P180">Lyckad uppladdning</text:p>
        </text:list-item>
      </text:list>
      <text:list xml:id="list2987957929633639054" text:style-name="L259">
        <text:list-item>
          <text:p text:style-name="P181">{filnamn} är uppladdad</text:p>
        </text:list-item>
      </text:list>
      <text:p text:style-name="Text_20_body"/>
      <text:p text:style-name="P272">Testfall 5.4: Misslyckad kommentar</text:p>
      <text:p text:style-name="P273">Input: </text:p>
      <text:list xml:id="list1578189484563339216" text:style-name="L260">
        <text:list-item>
          <text:p text:style-name="P182">Skriv ingen kommentar</text:p>
        </text:list-item>
        <text:list-item>
          <text:p text:style-name="P182">Tryck på Kommentera</text:p>
        </text:list-item>
      </text:list>
      <text:p text:style-name="P273">Output</text:p>
      <text:list xml:id="list46171176547184159" text:style-name="L261">
        <text:list-item>
          <text:p text:style-name="P183">Ingen kommentar blir uppladdad</text:p>
        </text:list-item>
      </text:list>
      <text:list xml:id="list4774167109418132979" text:style-name="L262">
        <text:list-item>
          <text:p text:style-name="P258">“<text:span text:style-name="T2">Det gick inte att kommentera”</text:span></text:p>
        </text:list-item>
      </text:list>
      <text:p text:style-name="Text_20_body"/>
      <text:p text:style-name="P272">Testfall 5.5: Misslyckad kommentar med ett script</text:p>
      <text:p text:style-name="P273">Input: </text:p>
      <text:list xml:id="list8227364491412778659" text:style-name="L263">
        <text:list-item>
          <text:p text:style-name="P184">Skriv &lt;script&gt;alert(“hej”)&lt;/script&gt; i kommentarfältet</text:p>
        </text:list-item>
        <text:list-item>
          <text:p text:style-name="P184">Tryck på Kommentera</text:p>
        </text:list-item>
      </text:list>
      <text:p text:style-name="P273">Output</text:p>
      <text:list xml:id="list7821685247047995965" text:style-name="L264">
        <text:list-item>
          <text:p text:style-name="P185">Ingen kommentar blir uppladdad</text:p>
        </text:list-item>
      </text:list>
      <text:list xml:id="list638691760679710023" text:style-name="L265">
        <text:list-item>
          <text:p text:style-name="P259">“<text:span text:style-name="T2">Det gick inte att kommentera”</text:span></text:p>
        </text:list-item>
      </text:list>
      <text:p text:style-name="Text_20_body"/>
      <text:p text:style-name="P272">Testfall 5.6: Lyckad kommentar</text:p>
      <text:p text:style-name="P273">Input: </text:p>
      <text:list xml:id="list4359064742824506225" text:style-name="L266">
        <text:list-item>
          <text:p text:style-name="P186">Skriv en kommentar</text:p>
        </text:list-item>
        <text:list-item>
          <text:p text:style-name="P186">Tryck på Kommentera</text:p>
        </text:list-item>
      </text:list>
      <text:p text:style-name="P273">Output</text:p>
      <text:list xml:id="list2724012550216700183" text:style-name="L267">
        <text:list-item>
          <text:p text:style-name="P187"><text:soft-page-break/>Kommentar blir uppladdad</text:p>
        </text:list-item>
      </text:list>
      <text:list xml:id="list1464151574920322325" text:style-name="L268">
        <text:list-item>
          <text:p text:style-name="P260">“<text:span text:style-name="T2">Du har kommenterat”</text:span></text:p>
        </text:list-item>
      </text:list>
      <text:p text:style-name="Text_20_body"/>
      <text:p text:style-name="P272">Testfall 5.7: Ta bort kommentar som Admin</text:p>
      <text:p text:style-name="P273">Input:</text:p>
      <text:list xml:id="list5234233451016931719" text:style-name="L269">
        <text:list-item>
          <text:p text:style-name="P188">Inloggad som Admin</text:p>
        </text:list-item>
        <text:list-item>
          <text:p text:style-name="P188">Tryck på Ta Bort Kommentera</text:p>
        </text:list-item>
      </text:list>
      <text:p text:style-name="P273">Output</text:p>
      <text:list xml:id="list6742377663369836715" text:style-name="L270">
        <text:list-item>
          <text:p text:style-name="P261">“<text:span text:style-name="T2">Kommentaren är borttagen”</text:span></text:p>
        </text:list-item>
      </text:list>
      <text:p text:style-name="Text_20_body"/>
      <text:p text:style-name="P272">Testfall 5.8: Ta bort kommentar som User</text:p>
      <text:p text:style-name="P273">Input:</text:p>
      <text:list xml:id="list4858639346810952148" text:style-name="L271">
        <text:list-item>
          <text:p text:style-name="P189">Inloggad som en User</text:p>
        </text:list-item>
        <text:list-item>
          <text:p text:style-name="P189">Tryck på Ta Bort Kommentera</text:p>
        </text:list-item>
      </text:list>
      <text:p text:style-name="P273">Output</text:p>
      <text:list xml:id="list1074535892314147332" text:style-name="L272">
        <text:list-item>
          <text:p text:style-name="P262">“<text:span text:style-name="T2">Kommentaren är borttagen”</text:span></text:p>
        </text:list-item>
      </text:list>
      <text:p text:style-name="Text_20_body"/>
      <text:p text:style-name="P272">Testfall 5.9: Ta bort inlägg som Admin</text:p>
      <text:p text:style-name="P273">Input:</text:p>
      <text:list xml:id="list7362960578577817635" text:style-name="L273">
        <text:list-item>
          <text:p text:style-name="P190">Inloggad som Admin</text:p>
        </text:list-item>
        <text:list-item>
          <text:p text:style-name="P190">Tryck på Ta Bort Inlägg</text:p>
        </text:list-item>
      </text:list>
      <text:p text:style-name="P273">Output</text:p>
      <text:list xml:id="list1438501075176996042" text:style-name="L274">
        <text:list-item>
          <text:p text:style-name="P263">“<text:span text:style-name="T2">Kommentaren är borttagen”</text:span></text:p>
        </text:list-item>
      </text:list>
      <text:p text:style-name="Text_20_body"/>
      <text:p text:style-name="P272">Testfall 5.10: Ta bort inlägg som User</text:p>
      <text:p text:style-name="P273">Input:</text:p>
      <text:list xml:id="list3913539299052249793" text:style-name="L275">
        <text:list-item>
          <text:p text:style-name="P191">Inloggad som User</text:p>
        </text:list-item>
        <text:list-item>
          <text:p text:style-name="P191">Tryck på Ta Bort Inlägg</text:p>
        </text:list-item>
      </text:list>
      <text:p text:style-name="P273">Output</text:p>
      <text:list xml:id="list4971059171996597429" text:style-name="L276">
        <text:list-item>
          <text:p text:style-name="P264">“<text:span text:style-name="T2">Kommentaren är borttagen”</text:span></text:p>
        </text:list-item>
      </text:list>
      <text:p text:style-name="Text_20_body"/>
      <text:p text:style-name="P272">Testfall 6.1: Redigera lösenord</text:p>
      <text:p text:style-name="P273">Input:</text:p>
      <text:list xml:id="list566242599372215291" text:style-name="L277">
        <text:list-item>
          <text:p text:style-name="P192">Tryck på Redigera Profil</text:p>
        </text:list-item>
      </text:list>
      <text:p text:style-name="P273">Output</text:p>
      <text:list xml:id="list3333361982932626149" text:style-name="L278">
        <text:list-item>
          <text:p text:style-name="P193">Hamnar på redigera profil sidan</text:p>
        </text:list-item>
        <text:list-item>
          <text:p text:style-name="P193">Inga statusmedelanden</text:p>
        </text:list-item>
      </text:list>
      <text:p text:style-name="Text_20_body"/>
      <text:p text:style-name="P272">Testfall 6.1: Redigera lösenord</text:p>
      <text:p text:style-name="P273">Input:</text:p>
      <text:list xml:id="list6758658943139903273" text:style-name="L279">
        <text:list-item>
          <text:p text:style-name="P194">Tryck på Tillbaka</text:p>
        </text:list-item>
      </text:list>
      <text:p text:style-name="P273">Output</text:p>
      <text:list xml:id="list8139309230554463942" text:style-name="L280">
        <text:list-item>
          <text:p text:style-name="P195">Formulär för redigeraprofil visas</text:p>
        </text:list-item>
        <text:list-item>
          <text:p text:style-name="P195">Inga statusmedelanden</text:p>
        </text:list-item>
      </text:list>
      <text:p text:style-name="Text_20_body"/>
      <text:p text:style-name="P272">Testfall 6.2: Misslyckad ändring utan input</text:p>
      <text:p text:style-name="P273">Input:</text:p>
      <text:list xml:id="list3411824358622474777" text:style-name="L281">
        <text:list-item>
          <text:p text:style-name="P196">Fyll inte i någonting</text:p>
        </text:list-item>
        <text:list-item>
          <text:p text:style-name="P196">Tryck på Spara</text:p>
        </text:list-item>
      </text:list>
      <text:p text:style-name="P273">Output</text:p>
      <text:list xml:id="list4716882540080967716" text:style-name="L282">
        <text:list-item>
          <text:p text:style-name="P197">Samma lösenord</text:p>
        </text:list-item>
        <text:list-item>
          <text:p text:style-name="P197">Formulär för redigeraprofil visas</text:p>
        </text:list-item>
      </text:list>
      <text:list xml:id="list6224655301446746734" text:style-name="L283">
        <text:list-item>
          <text:p text:style-name="P265">“<text:span text:style-name="T2">Användarnamnet har för få tecken. Minst 3 tecken! Lösenordet har för få tecken. Minst 6 tecken”</text:span></text:p>
        </text:list-item>
      </text:list>
      <text:p text:style-name="Text_20_body"/>
      <text:p text:style-name="P272">Testfall 6.3: Misslyckad ändring en input</text:p>
      <text:p text:style-name="P273">Input:</text:p>
      <text:list xml:id="list8893691337243100546" text:style-name="L284">
        <text:list-item>
          <text:p text:style-name="P198">Gammalt Lösenord = Password</text:p>
        </text:list-item>
        <text:list-item>
          <text:p text:style-name="P198">Tryck på Spara</text:p>
        </text:list-item>
      </text:list>
      <text:p text:style-name="P273">Output</text:p>
      <text:list xml:id="list2657772129010856005" text:style-name="L285">
        <text:list-item>
          <text:p text:style-name="P199">Samma lösenord</text:p>
        </text:list-item>
        <text:list-item>
          <text:p text:style-name="P199">Formulär för redigeraprofil visas</text:p>
        </text:list-item>
        <text:list-item>
          <text:p text:style-name="P266">“<text:span text:style-name="T2">Nya Lösenordet har för få tecken. Minst 6 tecken”</text:span></text:p>
        </text:list-item>
      </text:list>
      <text:p text:style-name="Text_20_body"/>
      <text:p text:style-name="P272">Testfall 6.4: Misslyckad ändring två inputs</text:p>
      <text:p text:style-name="P273">Input:</text:p>
      <text:list xml:id="list8223274430459223262" text:style-name="L286">
        <text:list-item>
          <text:p text:style-name="P200">Gammalt Lösenord = Password</text:p>
        </text:list-item>
        <text:list-item>
          <text:p text:style-name="P200">Nytt Lösenord = Somehax</text:p>
        </text:list-item>
        <text:list-item>
          <text:p text:style-name="P200">Tryck på Spara</text:p>
        </text:list-item>
      </text:list>
      <text:p text:style-name="P273">Output</text:p>
      <text:list xml:id="list4103791176887378106" text:style-name="L287">
        <text:list-item>
          <text:p text:style-name="P201">Samma lösenord</text:p>
        </text:list-item>
        <text:list-item>
          <text:p text:style-name="P201">Formulär för redigeraprofil visas</text:p>
        </text:list-item>
        <text:list-item>
          <text:p text:style-name="P267">“<text:span text:style-name="T2">Repetera Lösenordet har för få tecken. Minst 6 tecken”</text:span></text:p>
        </text:list-item>
      </text:list>
      <text:p text:style-name="Text_20_body"/>
      <text:p text:style-name="P272">Testfall 6.4: Misslyckad ändring fel sista input</text:p>
      <text:p text:style-name="P273">Input:</text:p>
      <text:list xml:id="list5536753344018533946" text:style-name="L288">
        <text:list-item>
          <text:p text:style-name="P202">Gammalt Lösenord = Password</text:p>
        </text:list-item>
        <text:list-item>
          <text:p text:style-name="P202">Nytt Lösenord = Somehax</text:p>
        </text:list-item>
        <text:list-item>
          <text:p text:style-name="P202">Nytt Lösenord = NotSame</text:p>
        </text:list-item>
        <text:list-item>
          <text:p text:style-name="P202">Tryck på Spara</text:p>
        </text:list-item>
      </text:list>
      <text:p text:style-name="P273">Output</text:p>
      <text:list xml:id="list8082812184922602999" text:style-name="L289">
        <text:list-item>
          <text:p text:style-name="P203">Samma lösenord</text:p>
        </text:list-item>
        <text:list-item>
          <text:p text:style-name="P203">Formulär för redigeraprofil visas</text:p>
        </text:list-item>
        <text:list-item>
          <text:p text:style-name="P203">Lösenorden matchar inte</text:p>
        </text:list-item>
      </text:list>
      <text:p text:style-name="Text_20_body"/>
      <text:p text:style-name="P272">Testfall 6.5: Lyckad ändring av lösenord</text:p>
      <text:p text:style-name="P273">Input:</text:p>
      <text:list xml:id="list5685979152746376432" text:style-name="L290">
        <text:list-item>
          <text:p text:style-name="P204">Gammalt Lösenord = Password</text:p>
        </text:list-item>
        <text:list-item>
          <text:p text:style-name="P204">Nytt Lösenord = Somehax</text:p>
        </text:list-item>
        <text:list-item>
          <text:p text:style-name="P204">Nytt Lösenord = SomeHax</text:p>
        </text:list-item>
        <text:list-item>
          <text:p text:style-name="P204">Tryck på Spara</text:p>
        </text:list-item>
      </text:list>
      <text:p text:style-name="P273">Output</text:p>
      <text:list xml:id="list3329163333372717650" text:style-name="L291">
        <text:list-item>
          <text:p text:style-name="P205">Lösenordet är ändrat</text:p>
        </text:list-item>
        <text:list-item>
          <text:p text:style-name="P205">Bloggsidan visas</text:p>
        </text:list-item>
        <text:list-item>
          <text:p text:style-name="P268">“<text:span text:style-name="T2">Lösenordet är ändrat”</text:span></text:p>
        </text:list-item>
      </text:list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2S</meta:editing-duration>
    <meta:editing-cycles>4</meta:editing-cycles>
    <meta:generator>OpenOffice/4.0.1$Win32 OpenOffice.org_project/401m5$Build-9714</meta:generator>
    <dc:date>2014-10-23T17:01:56.67</dc:date>
    <dc:creator>Eric Sjöström</dc:creator>
    <meta:document-statistic meta:table-count="0" meta:image-count="0" meta:object-count="0" meta:page-count="5" meta:paragraph-count="401" meta:word-count="1815" meta:character-count="10669"/>
    <meta:user-defined meta:name="Info 1"/>
    <meta:user-defined meta:name="Info 2"/>
    <meta:user-defined meta:name="Info 3"/>
    <meta:user-defined meta:name="Info 4"/>
  </office:meta>
</office:document-meta>
</file>